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8,271,108,638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7,702,934,800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6,813,092,065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6,678,178,340.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7,468,096,566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7,335,027,591.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6,605,139,933.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6,197,766,118.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4,794,357,795.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4,690,062,255.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5,139,957,784.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3,802,566,170.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2,834,168,889.4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2,460,248,026.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2,211,534,585.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1,919,008,090.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,605,643,104.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,525,116,370.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,369,688,498.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,249,061,487.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,645,963,749.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1,767,864,035.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1,827,570,586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5:19:21.797724275</dc:date>
    <meta:editing-duration>PT4H11M19S</meta:editing-duration>
    <meta:editing-cycles>90</meta:editing-cycles>
    <meta:generator>LibreOffice/7.2.6.2$Linux_X86_64 LibreOffice_project/20$Build-2</meta:generator>
    <meta:document-statistic meta:table-count="1" meta:cell-count="48" meta:object-count="0"/>
  </office:meta>
</office:document-meta>
</file>